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b466d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78cdf" officeooo:paragraph-rsid="00278cdf"/>
    </style:style>
    <style:style style:name="P7" style:family="paragraph" style:parent-style-name="Table_20_Contents">
      <style:text-properties style:font-name="Arial" officeooo:rsid="00280174" officeooo:paragraph-rsid="00280174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80174" officeooo:paragraph-rsid="00280174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9eb71" officeooo:paragraph-rsid="0029eb71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24a0e8" officeooo:paragraph-rsid="0024a0e8"/>
    </style:style>
    <style:style style:name="P13" style:family="paragraph" style:parent-style-name="Table_20_Contents" style:list-style-name="L2">
      <style:text-properties style:font-name="Arial" officeooo:rsid="00278cdf" officeooo:paragraph-rsid="00278cdf"/>
    </style:style>
    <style:style style:name="P14" style:family="paragraph" style:parent-style-name="Table_20_Contents" style:list-style-name="L3">
      <style:text-properties style:font-name="Arial" officeooo:rsid="00280174" officeooo:paragraph-rsid="00280174"/>
    </style:style>
    <style:style style:name="P15" style:family="paragraph" style:parent-style-name="Table_20_Contents" style:list-style-name="L4">
      <style:text-properties style:font-name="Arial" officeooo:rsid="00280174" officeooo:paragraph-rsid="00280174"/>
    </style:style>
    <style:style style:name="P16" style:family="paragraph" style:parent-style-name="Table_20_Contents" style:list-style-name="L5">
      <style:text-properties style:font-name="Arial" officeooo:rsid="00280174" officeooo:paragraph-rsid="00280174"/>
    </style:style>
    <style:style style:name="P17" style:family="paragraph" style:parent-style-name="Table_20_Contents" style:list-style-name="L5">
      <style:text-properties style:font-name="Arial" officeooo:rsid="0029eb71" officeooo:paragraph-rsid="0029eb71"/>
    </style:style>
    <style:style style:name="T1" style:family="text">
      <style:text-properties officeooo:rsid="00232872"/>
    </style:style>
    <style:style style:name="T2" style:family="text">
      <style:text-properties fo:font-weight="bold" officeooo:rsid="00253d1d" style:font-weight-asian="bold" style:font-weight-complex="bold"/>
    </style:style>
    <style:style style:name="T3" style:family="text">
      <style:text-properties fo:font-weight="bold" officeooo:rsid="00278cdf" style:font-weight-asian="bold" style:font-weight-complex="bold"/>
    </style:style>
    <style:style style:name="T4" style:family="text">
      <style:text-properties officeooo:rsid="001d437d"/>
    </style:style>
    <style:style style:name="T5" style:family="text">
      <style:text-properties officeooo:rsid="00253d1d"/>
    </style:style>
    <style:style style:name="T6" style:family="text">
      <style:text-properties officeooo:rsid="00278cdf"/>
    </style:style>
    <style:style style:name="T7" style:family="text">
      <style:text-properties officeooo:rsid="00280174"/>
    </style:style>
    <style:style style:name="T8" style:family="text">
      <style:text-properties officeooo:rsid="0029eb7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4</text:span></text:p>
          </table:table-cell>
          <table:table-cell table:style-name="Tabelle4.A1" office:value-type="string">
            <text:p text:style-name="P3">Element: <text:span text:style-name="T3">4</text:span></text:p>
          </table:table-cell>
          <table:table-cell table:style-name="Tabelle4.C1" office:value-type="string">
            <text:p text:style-name="P3">Title: <text:span text:style-name="T2">For </text:span><text:span text:style-name="T3">Each</text:span><text:span text:style-name="T2"> </text:span><text:span text:style-name="T3">L</text:span><text:span text:style-name="T2">oop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Explainer video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What <text:span text:style-name="T5">is</text:span></text:p>
            <text:p text:style-name="P5"><text:span text:style-name="T5">a For Each Loop</text:span>?</text:p>
          </table:table-cell>
          <table:table-cell table:style-name="Tabelle1.C2" office:value-type="string">
            <text:list xml:id="list4714603683381191399" text:style-name="L1">
              <text:list-item>
                <text:p text:style-name="P12">A <text:span text:style-name="T6">for each loop is a control structure to traverse the elements of a collection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6">For loop</text:p>
          </table:table-cell>
          <table:table-cell table:style-name="Tabelle1.C3" office:value-type="string">
            <text:list xml:id="list1950223729680833614" text:style-name="L2">
              <text:list-item>
                <text:p text:style-name="P13">If we want to access the elements of a collection using a For loop, the loop provides us with an index that we can use to access the elements of the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6">For Each loop</text:p>
          </table:table-cell>
          <table:table-cell table:style-name="Tabelle1.C4" office:value-type="string">
            <text:list xml:id="list214305676532968" text:continue-numbering="true" text:style-name="L2">
              <text:list-item>
                <text:p text:style-name="P13"><text:span text:style-name="T7">A</text:span> For Each <text:span text:style-name="T7">loop</text:span> give us each element of the collection without the need to access the elements by their index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Structure</text:p>
          </table:table-cell>
          <table:table-cell table:style-name="Tabelle1.C5" office:value-type="string">
            <text:list xml:id="list8932661246805582760" text:style-name="L3">
              <text:list-item>
                <text:p text:style-name="P14">The general structure of a for each loop:</text:p>
              </text:list-item>
            </text:list>
            <text:p text:style-name="P7"/>
            <text:p text:style-name="P7"><text:s text:c="6"/>for each item in collection:</text:p>
            <text:p text:style-name="P7"><text:s text:c="9"/>do something to item</text:p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8">Example</text:p>
          </table:table-cell>
          <table:table-cell table:style-name="Tabelle1.C6" office:value-type="string">
            <text:list xml:id="list3274120837099848298" text:style-name="L4">
              <text:list-item>
                <text:p text:style-name="P15">As a simple example, if we have an array that holds numbers, we can easily print them by using</text:p>
                <text:p text:style-name="P15"/>
                <text:p text:style-name="P15">for each number in numbers:</text:p>
                <text:p text:style-name="P15"><text:s text:c="4"/>print numb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9">Comparison to For loop</text:p>
          </table:table-cell>
          <table:table-cell table:style-name="Tabelle1.C7" office:value-type="string">
            <text:list xml:id="list3763162776837596467" text:style-name="L5">
              <text:list-item>
                <text:p text:style-name="P16">In comparison to a for loop, we don't need a counter here and don't <text:span text:style-name="T8">have to access the element by index</text:span></text:p>
              </text:list-item>
              <text:list-item>
                <text:p text:style-name="P17"><text:span text:style-name="T8">I</text:span>t's a easier way to deal with collections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466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5M22S</meta:editing-duration>
    <meta:editing-cycles>13</meta:editing-cycles>
    <meta:generator>LibreOffice/5.1.2.2$Windows_x86 LibreOffice_project/d3bf12ecb743fc0d20e0be0c58ca359301eb705f</meta:generator>
    <dc:date>2017-08-07T21:13:04.105000000</dc:date>
    <meta:document-statistic meta:table-count="2" meta:image-count="1" meta:object-count="0" meta:page-count="1" meta:paragraph-count="33" meta:word-count="202" meta:character-count="1069" meta:non-whitespace-character-count="84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